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additional_ta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dditional_tag_abbreviation">
            <text:p>additional_tag_abbreviation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archive_warn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</table:table-row>
        <table:table-row>
          <table:table-cell office:value-type="string" office:value="Choose Not To Use Archive Warnings">
            <text:p>Choose Not To Use Archive Warnings</text:p>
          </table:table-cell>
          <table:table-cell office:value-type="string" office:value="choose not to use">
            <text:p>choose not to use</text:p>
          </table:table-cell>
        </table:table-row>
        <table:table-row>
          <table:table-cell office:value-type="string" office:value="Graphic Depictions Of Violence">
            <text:p>Graphic Depictions Of Violence</text:p>
          </table:table-cell>
          <table:table-cell office:value-type="string" office:value="violence">
            <text:p>violence</text:p>
          </table:table-cell>
        </table:table-row>
        <table:table-row>
          <table:table-cell office:value-type="string" office:value="Major Character Death">
            <text:p>Major Character Death</text:p>
          </table:table-cell>
          <table:table-cell office:value-type="string" office:value="mcd">
            <text:p>mcd</text:p>
          </table:table-cell>
        </table:table-row>
        <table:table-row>
          <table:table-cell office:value-type="string" office:value="No Archive Warnings Apply">
            <text:p>No Archive Warnings Apply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Rape/Non-Con">
            <text:p>Rape/Non-Con</text:p>
          </table:table-cell>
          <table:table-cell office:value-type="string" office:value="noncon">
            <text:p>noncon</text:p>
          </table:table-cell>
        </table:table-row>
        <table:table-row>
          <table:table-cell office:value-type="string" office:value="Underage ">
            <text:p>Underage </text:p>
          </table:table-cell>
          <table:table-cell office:value-type="string" office:value="underage">
            <text:p>underage</text:p>
          </table:table-cell>
        </table:table-row>
      </table:table>
      <table:table table:name="character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contributing_role">
        <table:table-row>
          <table:table-cell table:style-name="pd1" office:value-type="string" office:value="role">
            <text:p>role</text:p>
          </table:table-cell>
        </table:table-row>
      </table:table>
      <table:table table:name="contribution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account_to_credit">
            <text:p>account_to_credit</text:p>
          </table:table-cell>
          <table:table-cell table:style-name="pd1" office:value-type="string" office:value="role">
            <text:p>role</text:p>
          </table:table-cell>
          <table:table-cell table:style-name="pd1" office:value-type="string" office:value="multivoice_character">
            <text:p>multivoice_character</text:p>
          </table:table-cell>
          <table:table-cell table:style-name="pd1" office:value-type="string" office:value="ao3_cocreator">
            <text:p>ao3_cocreator</text:p>
          </table:table-cell>
        </table:table-row>
      </table:table>
      <table:table table:name="creation_type">
        <table:table-row>
          <table:table-cell table:style-name="pd1" office:value-type="string" office:value="type">
            <text:p>type</text:p>
          </table:table-cell>
        </table:table-row>
      </table:table>
      <table:table table:name="data_field">
        <table:table-row>
          <table:table-cell table:style-name="pd1" office:value-type="string" office:value="table_name">
            <text:p>table_name</text:p>
          </table:table-cell>
          <table:table-cell table:style-name="pd1" office:value-type="string" office:value="field_name">
            <text:p>field_name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foreign_key_table">
            <text:p>foreign_key_table</text:p>
          </table:table-cell>
          <table:table-cell table:style-name="pd1" office:value-type="string" office:value="part_of_display_name">
            <text:p>part_of_display_name</text:p>
          </table:table-cell>
          <table:table-cell table:style-name="pd1" office:value-type="string" office:value="mandatory">
            <text:p>mandatory</text:p>
          </table:table-cell>
          <table:table-cell table:style-name="pd1" office:value-type="string" office:value="default_value">
            <text:p>default_value</text:p>
          </table:table-cell>
          <table:table-cell table:style-name="pd1" office:value-type="string" office:value="display_in_table">
            <text:p>display_in_table</text:p>
          </table:table-cell>
          <table:table-cell table:style-name="pd1" office:value-type="string" office:value="display_order">
            <text:p>display_order</text:p>
          </table:table-cell>
        </table:table-row>
        <table:table-row>
          <table:table-cell office:value-type="string" office:value="additional_tag">
            <text:p>additional_tag</text:p>
          </table:table-cell>
          <table:table-cell office:value-type="string" office:value="ao3_tag">
            <text:p>ao3_ta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additional_tag">
            <text:p>additional_tag</text:p>
          </table:table-cell>
          <table:table-cell office:value-type="string" office:value="additional_tag_abbreviation">
            <text:p>additional_tag_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additional_tag">
            <text:p>additional_tag</text:p>
          </table:table-cell>
          <table:table-cell office:value-type="string" office:value="canonical">
            <text:p>canonical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archive_warning">
            <text:p>archive_warning</text:p>
          </table:table-cell>
          <table:table-cell office:value-type="string" office:value="ao3_tag">
            <text:p>ao3_ta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archive_warning">
            <text:p>archive_warning</text:p>
          </table:table-cell>
          <table:table-cell office:value-type="string" office:value="abbreviation">
            <text:p>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character">
            <text:p>character</text:p>
          </table:table-cell>
          <table:table-cell office:value-type="string" office:value="ao3_tag">
            <text:p>ao3_ta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haracter">
            <text:p>character</text:p>
          </table:table-cell>
          <table:table-cell office:value-type="string" office:value="abbreviation">
            <text:p>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character">
            <text:p>character</text:p>
          </table:table-cell>
          <table:table-cell office:value-type="string" office:value="canonical">
            <text:p>canonical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contributing_role">
            <text:p>contributing_role</text:p>
          </table:table-cell>
          <table:table-cell office:value-type="string" office:value="role">
            <text:p>rol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account_to_credit">
            <text:p>account_to_credit</text:p>
          </table:table-cell>
          <table:table-cell office:value-type="string" office:value="INTEGER">
            <text:p>INTEGER</text:p>
          </table:table-cell>
          <table:table-cell office:value-type="string" office:value="socmed_account">
            <text:p>socmed_account</text:p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role">
            <text:p>role</text:p>
          </table:table-cell>
          <table:table-cell office:value-type="string" office:value="INTEGER">
            <text:p>INTEGER</text:p>
          </table:table-cell>
          <table:table-cell office:value-type="string" office:value="contributing_role">
            <text:p>contributing_role</text:p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multivoice_character">
            <text:p>multivoice_character</text:p>
          </table:table-cell>
          <table:table-cell office:value-type="string" office:value="INTEGER">
            <text:p>INTEGER</text:p>
          </table:table-cell>
          <table:table-cell office:value-type="string" office:value="character">
            <text:p>character</text:p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ao3_cocreator">
            <text:p>ao3_cocreator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creation_type">
            <text:p>creation_type</text:p>
          </table:table-cell>
          <table:table-cell office:value-type="string" office:value="type">
            <text:p>typ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table_name">
            <text:p>table_name</text:p>
          </table:table-cell>
          <table:table-cell office:value-type="string" office:value="INTEGER">
            <text:p>INTEGER</text:p>
          </table:table-cell>
          <table:table-cell office:value-type="string" office:value="data_table">
            <text:p>data_table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field_name">
            <text:p>field_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type">
            <text:p>typ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foreign_key_table">
            <text:p>foreign_key_table</text:p>
          </table:table-cell>
          <table:table-cell office:value-type="string" office:value="INTEGER">
            <text:p>INTEGER</text:p>
          </table:table-cell>
          <table:table-cell office:value-type="string" office:value="data_field">
            <text:p>data_field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part_of_display_name">
            <text:p>part_of_display_name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mandatory">
            <text:p>mandatory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default_value">
            <text:p>default_valu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display_in_table">
            <text:p>display_in_table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TRUE">
            <text:p>TRUE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display_order">
            <text:p>display_order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</table:table-row>
        <table:table-row>
          <table:table-cell office:value-type="string" office:value="data_table">
            <text:p>data_table</text:p>
          </table:table-cell>
          <table:table-cell office:value-type="string" office:value="table_name">
            <text:p>table_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data_table">
            <text:p>data_table</text:p>
          </table:table-cell>
          <table:table-cell office:value-type="string" office:value="sort_rows_by">
            <text:p>sort_rows_by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fandom">
            <text:p>fandom</text:p>
          </table:table-cell>
          <table:table-cell office:value-type="string" office:value="ao3_tag">
            <text:p>ao3_ta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fandom">
            <text:p>fandom</text:p>
          </table:table-cell>
          <table:table-cell office:value-type="string" office:value="abbreviation">
            <text:p>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fandom">
            <text:p>fandom</text:p>
          </table:table-cell>
          <table:table-cell office:value-type="string" office:value="default_category">
            <text:p>default_category</text:p>
          </table:table-cell>
          <table:table-cell office:value-type="string" office:value="INTEGER">
            <text:p>INTEGER</text:p>
          </table:table-cell>
          <table:table-cell office:value-type="string" office:value="fandom_category">
            <text:p>fandom_category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fandom">
            <text:p>fandom</text:p>
          </table:table-cell>
          <table:table-cell office:value-type="string" office:value="canonical">
            <text:p>canonical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fandom_category">
            <text:p>fandom_category</text:p>
          </table:table-cell>
          <table:table-cell office:value-type="string" office:value="category">
            <text:p>category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language">
            <text:p>language</text:p>
          </table:table-cell>
          <table:table-cell office:value-type="string" office:value="language">
            <text:p>languag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language">
            <text:p>language</text:p>
          </table:table-cell>
          <table:table-cell office:value-type="string" office:value="abbreviation">
            <text:p>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title">
            <text:p>titl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creation_type">
            <text:p>creation_type</text:p>
          </table:table-cell>
          <table:table-cell office:value-type="string" office:value="INTEGER">
            <text:p>INTEGER</text:p>
          </table:table-cell>
          <table:table-cell office:value-type="string" office:value="creation_type">
            <text:p>creation_type</text:p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raw_file_path">
            <text:p>raw_file_path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compressed_file_path">
            <text:p>compressed_file_path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audio_cover_art">
            <text:p>audio_cover_art</text:p>
          </table:table-cell>
          <table:table-cell office:value-type="string" office:value="INTEGER">
            <text:p>INTEGER</text:p>
          </table:table-cell>
          <table:table-cell office:value-type="string" office:value="media">
            <text:p>media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audio_length">
            <text:p>audio_length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order_in_project_section">
            <text:p>order_in_project_section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display_in_work">
            <text:p>display_in_work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TRUE">
            <text:p>TRUE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direct_link">
            <text:p>direct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image_alt_text">
            <text:p>image_alt_text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media_type">
            <text:p>media_type</text:p>
          </table:table-cell>
          <table:table-cell office:value-type="string" office:value="INTEGER">
            <text:p>INTEGER</text:p>
          </table:table-cell>
          <table:table-cell office:value-type="string" office:value="media_type">
            <text:p>media_type</text:p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</table:table-row>
        <table:table-row>
          <table:table-cell office:value-type="string" office:value="media_type">
            <text:p>media_type</text:p>
          </table:table-cell>
          <table:table-cell office:value-type="string" office:value="type">
            <text:p>typ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occasion_occurrence">
            <text:p>occasion_occurrence</text:p>
          </table:table-cell>
          <table:table-cell office:value-type="string" office:value="occasion">
            <text:p>occasion</text:p>
          </table:table-cell>
          <table:table-cell office:value-type="string" office:value="INTEGER">
            <text:p>INTEGER</text:p>
          </table:table-cell>
          <table:table-cell office:value-type="string" office:value="recurring_occasion">
            <text:p>recurring_occas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occasion_occurrence">
            <text:p>occasion_occurrence</text:p>
          </table:table-cell>
          <table:table-cell office:value-type="string" office:value="occurrence">
            <text:p>occurrenc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occasion_occurrence">
            <text:p>occasion_occurrence</text:p>
          </table:table-cell>
          <table:table-cell office:value-type="string" office:value="ao3_collection">
            <text:p>ao3_collec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occasion_occurrence">
            <text:p>occasion_occurrence</text:p>
          </table:table-cell>
          <table:table-cell office:value-type="string" office:value="ao3_series">
            <text:p>ao3_series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occasion_type">
            <text:p>occasion_type</text:p>
          </table:table-cell>
          <table:table-cell office:value-type="string" office:value="type">
            <text:p>typ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occasion_type">
            <text:p>occasion_type</text:p>
          </table:table-cell>
          <table:table-cell office:value-type="string" office:value="requires_recipient">
            <text:p>requires_recipient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airing">
            <text:p>pairing</text:p>
          </table:table-cell>
          <table:table-cell office:value-type="string" office:value="ao3_tag">
            <text:p>ao3_ta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airing">
            <text:p>pairing</text:p>
          </table:table-cell>
          <table:table-cell office:value-type="string" office:value="abbreviation">
            <text:p>abbreviation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airing">
            <text:p>pairing</text:p>
          </table:table-cell>
          <table:table-cell office:value-type="string" office:value="default_category">
            <text:p>default_category</text:p>
          </table:table-cell>
          <table:table-cell office:value-type="string" office:value="INTEGER">
            <text:p>INTEGER</text:p>
          </table:table-cell>
          <table:table-cell office:value-type="string" office:value="pairing_category">
            <text:p>pairing_category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airing_category">
            <text:p>pairing_category</text:p>
          </table:table-cell>
          <table:table-cell office:value-type="string" office:value="ao3_category">
            <text:p>ao3_category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airing_category">
            <text:p>pairing_category</text:p>
          </table:table-cell>
          <table:table-cell office:value-type="string" office:value="detailed_category">
            <text:p>detailed_category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erson">
            <text:p>person</text:p>
          </table:table-cell>
          <table:table-cell office:value-type="string" office:value="unique_name">
            <text:p>unique_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erson">
            <text:p>person</text:p>
          </table:table-cell>
          <table:table-cell office:value-type="string" office:value="usage_name">
            <text:p>usage_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erson">
            <text:p>person</text:p>
          </table:table-cell>
          <table:table-cell office:value-type="string" office:value="pronouns">
            <text:p>pronouns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erson">
            <text:p>person</text:p>
          </table:table-cell>
          <table:table-cell office:value-type="string" office:value="me">
            <text:p>me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cess_stage">
            <text:p>process_stage</text:p>
          </table:table-cell>
          <table:table-cell office:value-type="string" office:value="stage">
            <text:p>stag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cess_stage">
            <text:p>process_stage</text:p>
          </table:table-cell>
          <table:table-cell office:value-type="string" office:value="row_order">
            <text:p>row_order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cess_status">
            <text:p>process_status</text:p>
          </table:table-cell>
          <table:table-cell office:value-type="string" office:value="status">
            <text:p>status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cess_status">
            <text:p>process_status</text:p>
          </table:table-cell>
          <table:table-cell office:value-type="string" office:value="row_order">
            <text:p>row_order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name">
            <text:p>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organization">
            <text:p>organization</text:p>
          </table:table-cell>
          <table:table-cell office:value-type="string" office:value="INTEGER">
            <text:p>INTEGER</text:p>
          </table:table-cell>
          <table:table-cell office:value-type="string" office:value="project_organization">
            <text:p>project_organization</text:p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audio_length">
            <text:p>audio_length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recorded_wordcount">
            <text:p>recorded_wordcount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gdrive_folder">
            <text:p>gdrive_folder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ia_item">
            <text:p>ia_item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ao3_link">
            <text:p>ao3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project_additional_tag">
            <text:p>project_additional_tag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additional_tag">
            <text:p>project_additional_tag</text:p>
          </table:table-cell>
          <table:table-cell office:value-type="string" office:value="additional_tag">
            <text:p>additional_tag</text:p>
          </table:table-cell>
          <table:table-cell office:value-type="string" office:value="INTEGER">
            <text:p>INTEGER</text:p>
          </table:table-cell>
          <table:table-cell office:value-type="string" office:value="additional_tag">
            <text:p>additional_tag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additional_tag">
            <text:p>project_additional_tag</text:p>
          </table:table-cell>
          <table:table-cell office:value-type="string" office:value="main_tag">
            <text:p>main_tag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additional_tag">
            <text:p>project_additional_tag</text:p>
          </table:table-cell>
          <table:table-cell office:value-type="string" office:value="order_in_project_section">
            <text:p>order_in_project_section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archive_warning">
            <text:p>project_archive_warning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archive_warning">
            <text:p>project_archive_warning</text:p>
          </table:table-cell>
          <table:table-cell office:value-type="string" office:value="archive_warning">
            <text:p>archive_warning</text:p>
          </table:table-cell>
          <table:table-cell office:value-type="string" office:value="INTEGER">
            <text:p>INTEGER</text:p>
          </table:table-cell>
          <table:table-cell office:value-type="string" office:value="archive_warning">
            <text:p>archive_warning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character">
            <text:p>project_character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character">
            <text:p>project_character</text:p>
          </table:table-cell>
          <table:table-cell office:value-type="string" office:value="character">
            <text:p>character</text:p>
          </table:table-cell>
          <table:table-cell office:value-type="string" office:value="INTEGER">
            <text:p>INTEGER</text:p>
          </table:table-cell>
          <table:table-cell office:value-type="string" office:value="character">
            <text:p>character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character">
            <text:p>project_character</text:p>
          </table:table-cell>
          <table:table-cell office:value-type="string" office:value="main_tag">
            <text:p>main_tag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character">
            <text:p>project_character</text:p>
          </table:table-cell>
          <table:table-cell office:value-type="string" office:value="order_in_project_section">
            <text:p>order_in_project_section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fandom">
            <text:p>project_fandom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fandom">
            <text:p>project_fandom</text:p>
          </table:table-cell>
          <table:table-cell office:value-type="string" office:value="fandom">
            <text:p>fandom</text:p>
          </table:table-cell>
          <table:table-cell office:value-type="string" office:value="INTEGER">
            <text:p>INTEGER</text:p>
          </table:table-cell>
          <table:table-cell office:value-type="string" office:value="fandom">
            <text:p>fandom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fandom">
            <text:p>project_fandom</text:p>
          </table:table-cell>
          <table:table-cell office:value-type="string" office:value="main_tag">
            <text:p>main_tag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TRUE">
            <text:p>TRUE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fandom">
            <text:p>project_fandom</text:p>
          </table:table-cell>
          <table:table-cell office:value-type="string" office:value="order_in_project_section">
            <text:p>order_in_project_section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fandom_category">
            <text:p>project_fandom_category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fandom_category">
            <text:p>project_fandom_category</text:p>
          </table:table-cell>
          <table:table-cell office:value-type="string" office:value="fandom_category">
            <text:p>fandom_category</text:p>
          </table:table-cell>
          <table:table-cell office:value-type="string" office:value="INTEGER">
            <text:p>INTEGER</text:p>
          </table:table-cell>
          <table:table-cell office:value-type="string" office:value="fandom_category">
            <text:p>fandom_category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occasion_occurrence">
            <text:p>occasion_occurrence</text:p>
          </table:table-cell>
          <table:table-cell office:value-type="string" office:value="INTEGER">
            <text:p>INTEGER</text:p>
          </table:table-cell>
          <table:table-cell office:value-type="string" office:value="occasion_occurrence">
            <text:p>occasion_occurrence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recipient">
            <text:p>recipient</text:p>
          </table:table-cell>
          <table:table-cell office:value-type="string" office:value="INTEGER">
            <text:p>INTEGER</text:p>
          </table:table-cell>
          <table:table-cell office:value-type="string" office:value="socmed_account">
            <text:p>socmed_account</text:p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square">
            <text:p>squar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short_prompt">
            <text:p>short_prompt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full_prompt">
            <text:p>full_prompt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project_organization">
            <text:p>project_organization</text:p>
          </table:table-cell>
          <table:table-cell office:value-type="string" office:value="organization">
            <text:p>organiz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pairing">
            <text:p>project_pairing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pairing">
            <text:p>project_pairing</text:p>
          </table:table-cell>
          <table:table-cell office:value-type="string" office:value="pairing">
            <text:p>pairing</text:p>
          </table:table-cell>
          <table:table-cell office:value-type="string" office:value="INTEGER">
            <text:p>INTEGER</text:p>
          </table:table-cell>
          <table:table-cell office:value-type="string" office:value="pairing">
            <text:p>pairing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pairing">
            <text:p>project_pairing</text:p>
          </table:table-cell>
          <table:table-cell office:value-type="string" office:value="main_tag">
            <text:p>main_tag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TRUE">
            <text:p>TRUE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pairing">
            <text:p>project_pairing</text:p>
          </table:table-cell>
          <table:table-cell office:value-type="string" office:value="order_in_project_section">
            <text:p>order_in_project_section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pairing_category">
            <text:p>project_pairing_category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pairing_category">
            <text:p>project_pairing_category</text:p>
          </table:table-cell>
          <table:table-cell office:value-type="string" office:value="pairing_category">
            <text:p>pairing_category</text:p>
          </table:table-cell>
          <table:table-cell office:value-type="string" office:value="INTEGER">
            <text:p>INTEGER</text:p>
          </table:table-cell>
          <table:table-cell office:value-type="string" office:value="pairing_category">
            <text:p>pairing_category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project">
            <text:p>project</text:p>
          </table:table-cell>
          <table:table-cell office:value-type="string" office:value="INTEGER">
            <text:p>INTEGER</text:p>
          </table:table-cell>
          <table:table-cell office:value-type="string" office:value="project">
            <text:p>project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section_name">
            <text:p>section_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section_number">
            <text:p>section_number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audio_length">
            <text:p>audio_length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recorded_wordcount">
            <text:p>recorded_wordcount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rating">
            <text:p>rating</text:p>
          </table:table-cell>
          <table:table-cell office:value-type="string" office:value="INTEGER">
            <text:p>INTEGER</text:p>
          </table:table-cell>
          <table:table-cell office:value-type="string" office:value="rating">
            <text:p>rating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template_type">
            <text:p>template_type</text:p>
          </table:table-cell>
          <table:table-cell office:value-type="string" office:value="INTEGER">
            <text:p>INTEGER</text:p>
          </table:table-cell>
          <table:table-cell office:value-type="string" office:value="template_type">
            <text:p>template_type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template_language">
            <text:p>template_language</text:p>
          </table:table-cell>
          <table:table-cell office:value-type="string" office:value="INTEGER">
            <text:p>INTEGER</text:p>
          </table:table-cell>
          <table:table-cell office:value-type="string" office:value="language">
            <text:p>language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ao3_link">
            <text:p>ao3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twitter_link">
            <text:p>twitter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tumblr_link">
            <text:p>tumblr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dreamwidth_link">
            <text:p>dreamwidth_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project_section">
            <text:p>project_section</text:p>
          </table:table-cell>
          <table:table-cell office:value-type="string" office:value="INTEGER">
            <text:p>INTEGER</text:p>
          </table:table-cell>
          <table:table-cell office:value-type="string" office:value="project_section">
            <text:p>project_section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stage">
            <text:p>stage</text:p>
          </table:table-cell>
          <table:table-cell office:value-type="string" office:value="INTEGER">
            <text:p>INTEGER</text:p>
          </table:table-cell>
          <table:table-cell office:value-type="string" office:value="process_stage">
            <text:p>process_stage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status">
            <text:p>status</text:p>
          </table:table-cell>
          <table:table-cell office:value-type="string" office:value="INTEGER">
            <text:p>INTEGER</text:p>
          </table:table-cell>
          <table:table-cell office:value-type="string" office:value="process_status">
            <text:p>process_status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change_date">
            <text:p>change_date</text:p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comments">
            <text:p>comments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rating">
            <text:p>rating</text:p>
          </table:table-cell>
          <table:table-cell office:value-type="string" office:value="ao3_rating">
            <text:p>ao3_rating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rating">
            <text:p>rating</text:p>
          </table:table-cell>
          <table:table-cell office:value-type="string" office:value="abbreviation">
            <text:p>abbrevia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rating">
            <text:p>rating</text:p>
          </table:table-cell>
          <table:table-cell office:value-type="string" office:value="row_order">
            <text:p>row_order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recurring_occasion">
            <text:p>recurring_occasion</text:p>
          </table:table-cell>
          <table:table-cell office:value-type="string" office:value="name">
            <text:p>nam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recurring_occasion">
            <text:p>recurring_occasion</text:p>
          </table:table-cell>
          <table:table-cell office:value-type="string" office:value="type">
            <text:p>type</text:p>
          </table:table-cell>
          <table:table-cell office:value-type="string" office:value="INTEGER">
            <text:p>INTEGER</text:p>
          </table:table-cell>
          <table:table-cell office:value-type="string" office:value="occasion_type">
            <text:p>occasion_type</text:p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platform">
            <text:p>platform</text:p>
          </table:table-cell>
          <table:table-cell office:value-type="string" office:value="INTEGER">
            <text:p>INTEGER</text:p>
          </table:table-cell>
          <table:table-cell office:value-type="string" office:value="socmed_platform">
            <text:p>socmed_platform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handle">
            <text:p>handl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person">
            <text:p>person</text:p>
          </table:table-cell>
          <table:table-cell office:value-type="string" office:value="INTEGER">
            <text:p>INTEGER</text:p>
          </table:table-cell>
          <table:table-cell office:value-type="string" office:value="person">
            <text:p>person</text:p>
          </table:table-cell>
          <table:table-cell office:value-type="float" office:value="0">
            <text:p/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main_ao3_pseud">
            <text:p>main_ao3_pseud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link">
            <text:p>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socmed_platform">
            <text:p>socmed_platform</text:p>
          </table:table-cell>
          <table:table-cell office:value-type="string" office:value="platform">
            <text:p>platform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title">
            <text:p>titl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creator">
            <text:p>creator</text:p>
          </table:table-cell>
          <table:table-cell office:value-type="string" office:value="INTEGER">
            <text:p>INTEGER</text:p>
          </table:table-cell>
          <table:table-cell office:value-type="string" office:value="socmed_account">
            <text:p>socmed_account</text:p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creator_str">
            <text:p>creator_str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media">
            <text:p>media</text:p>
          </table:table-cell>
          <table:table-cell office:value-type="string" office:value="INTEGER">
            <text:p>INTEGER</text:p>
          </table:table-cell>
          <table:table-cell office:value-type="string" office:value="media">
            <text:p>media</text:p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parent_work">
            <text:p>parent_work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blanket_permission">
            <text:p>blanket_permission</text:p>
          </table:table-cell>
          <table:table-cell office:value-type="string" office:value="BOOLEAN">
            <text:p>BOOLEAN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link">
            <text:p>link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description">
            <text:p>description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recorded_wordcount">
            <text:p>recorded_wordcount</text:p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0">
            <text:p>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 office:value="template_type">
            <text:p>template_type</text:p>
          </table:table-cell>
          <table:table-cell office:value-type="string" office:value="type">
            <text:p>type</text:p>
          </table:table-cell>
          <table:table-cell office:value-type="string" office:value="TEXT">
            <text:p>TEXT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</table:table>
      <table:table table:name="data_table">
        <table:table-row>
          <table:table-cell table:style-name="pd1" office:value-type="string" office:value="table_name">
            <text:p>table_name</text:p>
          </table:table-cell>
          <table:table-cell table:style-name="pd1" office:value-type="string" office:value="sort_rows_by">
            <text:p>sort_rows_by</text:p>
          </table:table-cell>
        </table:table-row>
        <table:table-row>
          <table:table-cell office:value-type="string" office:value="additional_tag">
            <text:p>additional_ta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archive_warning">
            <text:p>archive_warnin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character">
            <text:p>character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contributing_role">
            <text:p>contributing_rol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creation_type">
            <text:p>creation_typ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data_field">
            <text:p>data_field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data_table">
            <text:p>data_tabl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fandom">
            <text:p>fandom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fandom_category">
            <text:p>fandom_category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language">
            <text:p>languag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media">
            <text:p>media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media_type">
            <text:p>media_typ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occasion_occurrence">
            <text:p>occasion_occurrenc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occasion_type">
            <text:p>occasion_type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airing">
            <text:p>pairin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airing_category">
            <text:p>pairing_category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erson">
            <text:p>pers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cess_stage">
            <text:p>process_stage</text:p>
          </table:table-cell>
          <table:table-cell office:value-type="string" office:value="row_order">
            <text:p>row_order</text:p>
          </table:table-cell>
        </table:table-row>
        <table:table-row>
          <table:table-cell office:value-type="string" office:value="process_status">
            <text:p>process_status</text:p>
          </table:table-cell>
          <table:table-cell office:value-type="string" office:value="row_order">
            <text:p>row_order</text:p>
          </table:table-cell>
        </table:table-row>
        <table:table-row>
          <table:table-cell office:value-type="string" office:value="project">
            <text:p>project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additional_tag">
            <text:p>project_additional_ta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archive_warning">
            <text:p>project_archive_warnin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character">
            <text:p>project_character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fandom">
            <text:p>project_fandom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fandom_category">
            <text:p>project_fandom_category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occasion">
            <text:p>project_occasi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organization">
            <text:p>project_organizati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pairing">
            <text:p>project_pairing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pairing_category">
            <text:p>project_pairing_category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section">
            <text:p>project_secti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project_status_matrix">
            <text:p>project_status_matrix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rating">
            <text:p>rating</text:p>
          </table:table-cell>
          <table:table-cell office:value-type="string" office:value="row_order">
            <text:p>row_order</text:p>
          </table:table-cell>
        </table:table-row>
        <table:table-row>
          <table:table-cell office:value-type="string" office:value="recurring_occasion">
            <text:p>recurring_occasion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socmed_account">
            <text:p>socmed_account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socmed_platform">
            <text:p>socmed_platform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source_credit">
            <text:p>source_credit</text:p>
          </table:table-cell>
          <table:table-cell office:value-type="string" office:value="display_name">
            <text:p>display_name</text:p>
          </table:table-cell>
        </table:table-row>
        <table:table-row>
          <table:table-cell office:value-type="string" office:value="template_type">
            <text:p>template_type</text:p>
          </table:table-cell>
          <table:table-cell office:value-type="string" office:value="display_name">
            <text:p>display_name</text:p>
          </table:table-cell>
        </table:table-row>
      </table:table>
      <table:table table:name="fandom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default_category">
            <text:p>default_category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fandom_category">
        <table:table-row>
          <table:table-cell table:style-name="pd1" office:value-type="string" office:value="category">
            <text:p>category</text:p>
          </table:table-cell>
        </table:table-row>
      </table:table>
      <table:table table:name="language">
        <table:table-row>
          <table:table-cell table:style-name="pd1" office:value-type="string" office:value="language">
            <text:p>language</text:p>
          </table:table-cell>
          <table:table-cell table:style-name="pd1" office:value-type="string" office:value="abbreviation">
            <text:p>abbreviation</text:p>
          </table:table-cell>
        </table:table-row>
      </table:table>
      <table:table table:name="media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title">
            <text:p>title</text:p>
          </table:table-cell>
          <table:table-cell table:style-name="pd1" office:value-type="string" office:value="creation_type">
            <text:p>creation_type</text:p>
          </table:table-cell>
          <table:table-cell table:style-name="pd1" office:value-type="string" office:value="raw_file_path">
            <text:p>raw_file_path</text:p>
          </table:table-cell>
          <table:table-cell table:style-name="pd1" office:value-type="string" office:value="compressed_file_path">
            <text:p>compressed_file_path</text:p>
          </table:table-cell>
          <table:table-cell table:style-name="pd1" office:value-type="string" office:value="audio_cover_art">
            <text:p>audio_cover_art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order_in_project_section">
            <text:p>order_in_project_section</text:p>
          </table:table-cell>
          <table:table-cell table:style-name="pd1" office:value-type="string" office:value="display_in_work">
            <text:p>display_in_work</text:p>
          </table:table-cell>
          <table:table-cell table:style-name="pd1" office:value-type="string" office:value="direct_link">
            <text:p>direct_link</text:p>
          </table:table-cell>
          <table:table-cell table:style-name="pd1" office:value-type="string" office:value="image_alt_text">
            <text:p>image_alt_text</text:p>
          </table:table-cell>
          <table:table-cell table:style-name="pd1" office:value-type="string" office:value="media_type">
            <text:p>media_type</text:p>
          </table:table-cell>
        </table:table-row>
      </table:table>
      <table:table table:name="media_type">
        <table:table-row>
          <table:table-cell table:style-name="pd1" office:value-type="string" office:value="type">
            <text:p>type</text:p>
          </table:table-cell>
        </table:table-row>
      </table:table>
      <table:table table:name="occasion_occurrence">
        <table:table-row>
          <table:table-cell table:style-name="pd1" office:value-type="string" office:value="occasion">
            <text:p>occasion</text:p>
          </table:table-cell>
          <table:table-cell table:style-name="pd1" office:value-type="string" office:value="occurrence">
            <text:p>occurrence</text:p>
          </table:table-cell>
          <table:table-cell table:style-name="pd1" office:value-type="string" office:value="ao3_collection">
            <text:p>ao3_collection</text:p>
          </table:table-cell>
          <table:table-cell table:style-name="pd1" office:value-type="string" office:value="ao3_series">
            <text:p>ao3_series</text:p>
          </table:table-cell>
        </table:table-row>
      </table:table>
      <table:table table:name="occasion_type">
        <table:table-row>
          <table:table-cell table:style-name="pd1" office:value-type="string" office:value="type">
            <text:p>type</text:p>
          </table:table-cell>
          <table:table-cell table:style-name="pd1" office:value-type="string" office:value="requires_recipient">
            <text:p>requires_recipient</text:p>
          </table:table-cell>
        </table:table-row>
      </table:table>
      <table:table table:name="pair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default_category">
            <text:p>default_category</text:p>
          </table:table-cell>
        </table:table-row>
      </table:table>
      <table:table table:name="pairing_category">
        <table:table-row>
          <table:table-cell table:style-name="pd1" office:value-type="string" office:value="ao3_category">
            <text:p>ao3_category</text:p>
          </table:table-cell>
          <table:table-cell table:style-name="pd1" office:value-type="string" office:value="detailed_category">
            <text:p>detailed_category</text:p>
          </table:table-cell>
        </table:table-row>
      </table:table>
      <table:table table:name="person">
        <table:table-row>
          <table:table-cell table:style-name="pd1" office:value-type="string" office:value="unique_name">
            <text:p>unique_name</text:p>
          </table:table-cell>
          <table:table-cell table:style-name="pd1" office:value-type="string" office:value="usage_name">
            <text:p>usage_name</text:p>
          </table:table-cell>
          <table:table-cell table:style-name="pd1" office:value-type="string" office:value="pronouns">
            <text:p>pronouns</text:p>
          </table:table-cell>
          <table:table-cell table:style-name="pd1" office:value-type="string" office:value="me">
            <text:p>me</text:p>
          </table:table-cell>
        </table:table-row>
      </table:table>
      <table:table table:name="process_stage">
        <table:table-row>
          <table:table-cell table:style-name="pd1" office:value-type="string" office:value="stage">
            <text:p>stage</text:p>
          </table:table-cell>
          <table:table-cell table:style-name="pd1" office:value-type="string" office:value="row_order">
            <text:p>row_order</text:p>
          </table:table-cell>
        </table:table-row>
      </table:table>
      <table:table table:name="process_status">
        <table:table-row>
          <table:table-cell table:style-name="pd1" office:value-type="string" office:value="status">
            <text:p>status</text:p>
          </table:table-cell>
          <table:table-cell table:style-name="pd1" office:value-type="string" office:value="row_order">
            <text:p>row_order</text:p>
          </table:table-cell>
        </table:table-row>
      </table:table>
      <table:table table:name="project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organization">
            <text:p>organization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recorded_wordcount">
            <text:p>recorded_wordcount</text:p>
          </table:table-cell>
          <table:table-cell table:style-name="pd1" office:value-type="string" office:value="gdrive_folder">
            <text:p>gdrive_folder</text:p>
          </table:table-cell>
          <table:table-cell table:style-name="pd1" office:value-type="string" office:value="ia_item">
            <text:p>ia_item</text:p>
          </table:table-cell>
          <table:table-cell table:style-name="pd1" office:value-type="string" office:value="ao3_link">
            <text:p>ao3_link</text:p>
          </table:table-cell>
        </table:table-row>
      </table:table>
      <table:table table:name="project_additional_tag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additional_tag">
            <text:p>additional_ta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project_section">
            <text:p>order_in_project_section</text:p>
          </table:table-cell>
        </table:table-row>
      </table:table>
      <table:table table:name="project_archive_warning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archive_warning">
            <text:p>archive_warning</text:p>
          </table:table-cell>
        </table:table-row>
      </table:table>
      <table:table table:name="project_character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character">
            <text:p>character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project_section">
            <text:p>order_in_project_section</text:p>
          </table:table-cell>
        </table:table-row>
      </table:table>
      <table:table table:name="project_fandom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fandom">
            <text:p>fandom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project_section">
            <text:p>order_in_project_section</text:p>
          </table:table-cell>
        </table:table-row>
      </table:table>
      <table:table table:name="project_fandom_category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fandom_category">
            <text:p>fandom_category</text:p>
          </table:table-cell>
        </table:table-row>
      </table:table>
      <table:table table:name="project_occasion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occasion_occurrence">
            <text:p>occasion_occurrence</text:p>
          </table:table-cell>
          <table:table-cell table:style-name="pd1" office:value-type="string" office:value="recipient">
            <text:p>recipient</text:p>
          </table:table-cell>
          <table:table-cell table:style-name="pd1" office:value-type="string" office:value="square">
            <text:p>square</text:p>
          </table:table-cell>
          <table:table-cell table:style-name="pd1" office:value-type="string" office:value="short_prompt">
            <text:p>short_prompt</text:p>
          </table:table-cell>
          <table:table-cell table:style-name="pd1" office:value-type="string" office:value="full_prompt">
            <text:p>full_prompt</text:p>
          </table:table-cell>
        </table:table-row>
      </table:table>
      <table:table table:name="project_organization">
        <table:table-row>
          <table:table-cell table:style-name="pd1" office:value-type="string" office:value="organization">
            <text:p>organization</text:p>
          </table:table-cell>
        </table:table-row>
      </table:table>
      <table:table table:name="project_pairing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pairing">
            <text:p>pairin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project_section">
            <text:p>order_in_project_section</text:p>
          </table:table-cell>
        </table:table-row>
      </table:table>
      <table:table table:name="project_pairing_category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pairing_category">
            <text:p>pairing_category</text:p>
          </table:table-cell>
        </table:table-row>
      </table:table>
      <table:table table:name="project_section">
        <table:table-row>
          <table:table-cell table:style-name="pd1" office:value-type="string" office:value="project">
            <text:p>project</text:p>
          </table:table-cell>
          <table:table-cell table:style-name="pd1" office:value-type="string" office:value="section_name">
            <text:p>section_name</text:p>
          </table:table-cell>
          <table:table-cell table:style-name="pd1" office:value-type="string" office:value="section_number">
            <text:p>section_number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recorded_wordcount">
            <text:p>recorded_wordcount</text:p>
          </table:table-cell>
          <table:table-cell table:style-name="pd1" office:value-type="string" office:value="rating">
            <text:p>rating</text:p>
          </table:table-cell>
          <table:table-cell table:style-name="pd1" office:value-type="string" office:value="template_type">
            <text:p>template_type</text:p>
          </table:table-cell>
          <table:table-cell table:style-name="pd1" office:value-type="string" office:value="template_language">
            <text:p>template_language</text:p>
          </table:table-cell>
          <table:table-cell table:style-name="pd1" office:value-type="string" office:value="ao3_link">
            <text:p>ao3_link</text:p>
          </table:table-cell>
          <table:table-cell table:style-name="pd1" office:value-type="string" office:value="twitter_link">
            <text:p>twitter_link</text:p>
          </table:table-cell>
          <table:table-cell table:style-name="pd1" office:value-type="string" office:value="tumblr_link">
            <text:p>tumblr_link</text:p>
          </table:table-cell>
          <table:table-cell table:style-name="pd1" office:value-type="string" office:value="dreamwidth_link">
            <text:p>dreamwidth_link</text:p>
          </table:table-cell>
        </table:table-row>
      </table:table>
      <table:table table:name="project_status_matrix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stage">
            <text:p>stag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hange_date">
            <text:p>change_date</text:p>
          </table:table-cell>
          <table:table-cell table:style-name="pd1" office:value-type="string" office:value="comments">
            <text:p>comments</text:p>
          </table:table-cell>
        </table:table-row>
      </table:table>
      <table:table table:name="rating">
        <table:table-row>
          <table:table-cell table:style-name="pd1" office:value-type="string" office:value="ao3_rating">
            <text:p>ao3_ratin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row_order">
            <text:p>row_order</text:p>
          </table:table-cell>
        </table:table-row>
      </table:table>
      <table:table table:name="recurring_occasion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type">
            <text:p>type</text:p>
          </table:table-cell>
        </table:table-row>
      </table:table>
      <table:table table:name="socmed_account">
        <table:table-row>
          <table:table-cell table:style-name="pd1" office:value-type="string" office:value="platform">
            <text:p>platform</text:p>
          </table:table-cell>
          <table:table-cell table:style-name="pd1" office:value-type="string" office:value="handle">
            <text:p>handle</text:p>
          </table:table-cell>
          <table:table-cell table:style-name="pd1" office:value-type="string" office:value="person">
            <text:p>person</text:p>
          </table:table-cell>
          <table:table-cell table:style-name="pd1" office:value-type="string" office:value="main_ao3_pseud">
            <text:p>main_ao3_pseud</text:p>
          </table:table-cell>
          <table:table-cell table:style-name="pd1" office:value-type="string" office:value="link">
            <text:p>link</text:p>
          </table:table-cell>
        </table:table-row>
      </table:table>
      <table:table table:name="socmed_platform">
        <table:table-row>
          <table:table-cell table:style-name="pd1" office:value-type="string" office:value="platform">
            <text:p>platform</text:p>
          </table:table-cell>
        </table:table-row>
      </table:table>
      <table:table table:name="source_credit">
        <table:table-row>
          <table:table-cell table:style-name="pd1" office:value-type="string" office:value="title">
            <text:p>title</text:p>
          </table:table-cell>
          <table:table-cell table:style-name="pd1" office:value-type="string" office:value="creator">
            <text:p>creator</text:p>
          </table:table-cell>
          <table:table-cell table:style-name="pd1" office:value-type="string" office:value="creator_str">
            <text:p>creator_str</text:p>
          </table:table-cell>
          <table:table-cell table:style-name="pd1" office:value-type="string" office:value="media">
            <text:p>media</text:p>
          </table:table-cell>
          <table:table-cell table:style-name="pd1" office:value-type="string" office:value="parent_work">
            <text:p>parent_work</text:p>
          </table:table-cell>
          <table:table-cell table:style-name="pd1" office:value-type="string" office:value="blanket_permission">
            <text:p>blanket_permission</text:p>
          </table:table-cell>
          <table:table-cell table:style-name="pd1" office:value-type="string" office:value="link">
            <text:p>link</text:p>
          </table:table-cell>
          <table:table-cell table:style-name="pd1" office:value-type="string" office:value="description">
            <text:p>description</text:p>
          </table:table-cell>
          <table:table-cell table:style-name="pd1" office:value-type="string" office:value="recorded_wordcount">
            <text:p>recorded_wordcount</text:p>
          </table:table-cell>
        </table:table-row>
      </table:table>
      <table:table table:name="template_type">
        <table:table-row>
          <table:table-cell table:style-name="pd1" office:value-type="string" office:value="type">
            <text:p>typ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